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0313in" table:align="left"/>
    </style:style>
    <style:style style:name="Table1.A" style:family="table-column">
      <style:table-column-properties style:column-width="0.5347in"/>
    </style:style>
    <style:style style:name="Table1.B" style:family="table-column">
      <style:table-column-properties style:column-width="0.4576in"/>
    </style:style>
    <style:style style:name="Table1.C" style:family="table-column">
      <style:table-column-properties style:column-width="0.5201in"/>
    </style:style>
    <style:style style:name="Table1.D" style:family="table-column">
      <style:table-column-properties style:column-width="0.5188in"/>
    </style:style>
    <style:style style:name="Table1.A1" style:family="table-cell" style:data-style-name="N0">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4" style:family="table-cell">
      <style:table-cell-properties fo:padding="0.0382in" fo:border-left="0.0007in solid #000000" fo:border-right="none"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0.9375in" style:rel-column-width="1350*"/>
    </style:style>
    <style:style style:name="Table2.B" style:family="table-column">
      <style:table-column-properties style:column-width="0.7938in" style:rel-column-width="1143*"/>
    </style:style>
    <style:style style:name="Table2.C" style:family="table-column">
      <style:table-column-properties style:column-width="0.8653in" style:rel-column-width="1246*"/>
    </style:style>
    <style:style style:name="Table2.D" style:family="table-column">
      <style:table-column-properties style:column-width="0.7472in" style:rel-column-width="1076*"/>
    </style:style>
    <style:style style:name="Table2.E" style:family="table-column">
      <style:table-column-properties style:column-width="0.9792in" style:rel-column-width="1410*"/>
    </style:style>
    <style:style style:name="Table2.F" style:family="table-column">
      <style:table-column-properties style:column-width="0.8708in" style:rel-column-width="1254*"/>
    </style:style>
    <style:style style:name="Table2.H" style:family="table-column">
      <style:table-column-properties style:column-width="0.8681in" style:rel-column-width="1250*"/>
    </style:style>
    <style:style style:name="Table2.A1" style:family="table-cell">
      <style:table-cell-properties fo:padding="0.0382in" fo:border-left="0.0007in solid #000000" fo:border-right="none" fo:border-top="0.0007in solid #000000" fo:border-bottom="0.0007in solid #000000"/>
    </style:style>
    <style:style style:name="Table2.H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H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DejaVu Sans Mono"/>
    </style:style>
    <style:style style:name="P2" style:family="paragraph" style:parent-style-name="Standard">
      <style:text-properties style:font-name="DejaVu Sans Mono"/>
    </style:style>
    <style:style style:name="T1" style:family="text">
      <style:text-properties style:text-position="super 58%"/>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PU Usage:</text:p>
      <text:p text:style-name="P2"/>
      <text:p text:style-name="P2">From the perspective of the programmer, the GPU consists of three blocks of RAM: the sprite object table, the tile tables, and the palette tables. There are also three registers: brightness, sprite_priority, and the GPU status register.</text:p>
      <text:p text:style-name="P2"/>
      <text:p text:style-name="P2">GPU status register:</text:p>
      <text:p text:style-name="P2"><text:tab/>Location: 0x4800</text:p>
      <text:p text:style-name="P2"><text:tab/>Currently the only information stored is two bits for vbright and hbright, in bit 0 and bit 1 respectively.</text:p>
      <text:p text:style-name="P2"/>
      <text:p text:style-name="P2">Sprite object data:</text:p>
      <text:p text:style-name="P2"><text:tab/>First block location: 0x2000</text:p>
      <text:p text:style-name="P2"><text:tab/>The sprite object table consists of 256 objects, each object being 4 16-bit words. To access the Nth sprite object, calculate 0x2000 + (4 * N). For information on the fields of the object, see the spriteFormat document.</text:p>
      <text:p text:style-name="P2"><text:tab/>The sprite_priority register determines the rendering order of sprites. When drawing a scan line, the first sprite drawn will the the sprite indicated by this register. After this sprite is drawn, the GPU then draws sprites in numerical order. For example, if the priority is set to 10, then the 10<text:span text:style-name="T1">th</text:span> sprite will be drawn, then the 11<text:span text:style-name="T1">th</text:span>, and so on. This allows you to prioritize the drawing of specific sprites.</text:p>
      <text:p text:style-name="P2"><text:tab/>Rendering follows consistent rules dealing with overlapping sprites. If a pixel has not been updated this line, then the pixel from the sprite being rendered is automatically written to the line. If the pixel has been already been updated, then the new pixel is checked for transparency, and ignored if transparent. If non-transparent, then the z-levels of the two pixels are compared. If the new pixel has a z-level greater than the current pixel, then the new pixel is written. Otherwise if the new z-level is less than or equal to the current pixel, the pixel remains the same. This means that the sprites on the same z-level will be prioritized on a first rendered basis.</text:p>
      <text:p text:style-name="P2"/>
      <text:p text:style-name="P2">Palette:</text:p>
      <text:p text:style-name="P2"><text:tab/>First block location: 0x4400</text:p>
      <text:p text:style-name="P2"><text:tab/>This block of memory consists of 32 palettes, each palette containing 16 colors. Each color is a 24-bit number, 8 bits per channel. The total number of colors stored in the palette system is 512.</text:p>
      <text:p text:style-name="P2"><text:tab/>The color index of 0 is considered transparent by the system, but does not have to be any particular color. </text:p>
      <text:p text:style-name="P2"><text:tab/>Colors are encoding as</text:p>
      <text:p text:style-name="P2"><text:tab/>{unused[7:0], blue[7:0], green[7:0], red[7:0]}</text:p>
      <text:p text:style-name="P2"><text:tab/>Access a color by 0x4400 + (32 * p + 2 * c + x), where p is the <text:soft-page-break/>palette number, c is the color number, and x selects the upper or lower portion of the color. The lower portion is {green, red}, the upper portion is {unused, blue}</text:p>
      <text:p text:style-name="P2"><text:tab/>The brightness register affects the output of the palette module. This can be used to do fade in and fade out effects. A value of 255 is full brightness, while a value of 0 completely blanks the screen.</text:p>
      <text:p text:style-name="P2"/>
      <text:p text:style-name="P2">Tile tables:</text:p>
      <text:p text:style-name="P2"><text:tab/>First block location: 0x2400</text:p>
      <text:p text:style-name="P2"><text:tab/>The gpu has two 128x128 pixel sprite tile tables. A tile is an 8x8 pixel unit. Each table is 16x16 tiles, and therefore contains 256 tiles. Each table can be thought of as a 256 element array of tiles. Tiles are ordered as shown in this section of the upper left corner.</text:p>
      <text:p text:style-name="P2"><text:tab/></text:p>
      <table:table table:name="Table1" table:style-name="Table1">
        <table:table-column table:style-name="Table1.A"/>
        <table:table-column table:style-name="Table1.B"/>
        <table:table-column table:style-name="Table1.C"/>
        <table:table-column table:style-name="Table1.D"/>
        <table:table-row>
          <table:table-cell table:style-name="Table1.A1" office:value-type="float" office:value="0">
            <text:p text:style-name="P1">0</text:p>
          </table:table-cell>
          <table:table-cell table:style-name="Table1.A1" office:value-type="float" office:value="1">
            <text:p text:style-name="P1">1</text:p>
          </table:table-cell>
          <table:table-cell table:style-name="Table1.A1" office:value-type="float" office:value="2">
            <text:p text:style-name="P1">2</text:p>
          </table:table-cell>
          <table:table-cell table:style-name="Table1.D1" office:value-type="string">
            <text:p text:style-name="P1">...</text:p>
          </table:table-cell>
        </table:table-row>
        <table:table-row>
          <table:table-cell table:style-name="Table1.A2" office:value-type="float" office:value="16">
            <text:p text:style-name="P1">16</text:p>
          </table:table-cell>
          <table:table-cell table:style-name="Table1.A2" office:value-type="float" office:value="17">
            <text:p text:style-name="P1">17</text:p>
          </table:table-cell>
          <table:table-cell table:style-name="Table1.A2" office:value-type="float" office:value="18">
            <text:p text:style-name="P1">18</text:p>
          </table:table-cell>
          <table:table-cell table:style-name="Table1.D2" office:value-type="string">
            <text:p text:style-name="P1">...</text:p>
          </table:table-cell>
        </table:table-row>
        <table:table-row>
          <table:table-cell table:style-name="Table1.A2" office:value-type="float" office:value="24">
            <text:p text:style-name="P1">24</text:p>
          </table:table-cell>
          <table:table-cell table:style-name="Table1.A2" office:value-type="float" office:value="25">
            <text:p text:style-name="P1">25</text:p>
          </table:table-cell>
          <table:table-cell table:style-name="Table1.A2" office:value-type="float" office:value="26">
            <text:p text:style-name="P1">26</text:p>
          </table:table-cell>
          <table:table-cell table:style-name="Table1.D2" office:value-type="string">
            <text:p text:style-name="P1">...</text:p>
          </table:table-cell>
        </table:table-row>
        <table:table-row>
          <table:table-cell table:style-name="Table1.A4" office:value-type="string">
            <text:p text:style-name="P1">...</text:p>
          </table:table-cell>
          <table:table-cell table:style-name="Table1.A4" office:value-type="string">
            <text:p text:style-name="P1">...</text:p>
          </table:table-cell>
          <table:table-cell table:style-name="Table1.A4" office:value-type="string">
            <text:p text:style-name="P1">...</text:p>
          </table:table-cell>
          <table:table-cell table:style-name="Table1.D2" office:value-type="string">
            <text:p text:style-name="P1">...</text:p>
          </table:table-cell>
        </table:table-row>
      </table:table>
      <text:p text:style-name="P2"/>
      <text:p text:style-name="P2">When referenced by a sprite object, the tileTable flag selects which of the two tables to use, the tileX address selects the column (0-15), and the tileY selects the row (0-15). The tile number can be calculated by (16 * tileY + tileX). </text:p>
      <text:p text:style-name="P2"/>
      <text:p text:style-name="P2">A tile is an 8x8 pixel square. Each pixel encodes a color id number from 0-15 (see palette documentation). Each pixel is therefore 4 bits of data. Each row of the tile consists of 8 pixels, or two 16 bit words. The first two rows are shown.</text:p>
      <text:p text:style-name="P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C"/>
        <table:table-column table:style-name="Table2.H"/>
        <table:table-row>
          <table:table-cell table:style-name="Table2.A1" office:value-type="string">
            <text:p text:style-name="P1">0[15:12]</text:p>
          </table:table-cell>
          <table:table-cell table:style-name="Table2.A1" office:value-type="string">
            <text:p text:style-name="P1">0[11:8]</text:p>
          </table:table-cell>
          <table:table-cell table:style-name="Table2.A1" office:value-type="string">
            <text:p text:style-name="P1">0[7:4]</text:p>
          </table:table-cell>
          <table:table-cell table:style-name="Table2.A1" office:value-type="string">
            <text:p text:style-name="P1">0[3:0]</text:p>
          </table:table-cell>
          <table:table-cell table:style-name="Table2.A1" office:value-type="string">
            <text:p text:style-name="P1">1[15:12]</text:p>
          </table:table-cell>
          <table:table-cell table:style-name="Table2.A1" office:value-type="string">
            <text:p text:style-name="P1">1[11:8]</text:p>
          </table:table-cell>
          <table:table-cell table:style-name="Table2.A1" office:value-type="string">
            <text:p text:style-name="P1">1[7:4]</text:p>
          </table:table-cell>
          <table:table-cell table:style-name="Table2.H1" office:value-type="string">
            <text:p text:style-name="P1">1[3:0]</text:p>
          </table:table-cell>
        </table:table-row>
        <table:table-row>
          <table:table-cell table:style-name="Table2.A2" office:value-type="string">
            <text:p text:style-name="P1">2[15:12]</text:p>
          </table:table-cell>
          <table:table-cell table:style-name="Table2.A2" office:value-type="string">
            <text:p text:style-name="P1">2[11:8]</text:p>
          </table:table-cell>
          <table:table-cell table:style-name="Table2.A2" office:value-type="string">
            <text:p text:style-name="P1">2[7:4]</text:p>
          </table:table-cell>
          <table:table-cell table:style-name="Table2.A2" office:value-type="string">
            <text:p text:style-name="P1">2[3:0]</text:p>
          </table:table-cell>
          <table:table-cell table:style-name="Table2.A2" office:value-type="string">
            <text:p text:style-name="P1">3[15:12]</text:p>
          </table:table-cell>
          <table:table-cell table:style-name="Table2.A2" office:value-type="string">
            <text:p text:style-name="P1">3[11:8]</text:p>
          </table:table-cell>
          <table:table-cell table:style-name="Table2.A2" office:value-type="string">
            <text:p text:style-name="P1">3[7:4]</text:p>
          </table:table-cell>
          <table:table-cell table:style-name="Table2.H2" office:value-type="string">
            <text:p text:style-name="P1">3[3:0]</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shton Snelgrove</meta:initial-creator>
    <meta:creation-date>2010-11-09T23:07:35</meta:creation-date>
    <dc:date>2010-11-10T00:21:11</dc:date>
    <dc:creator>Ashton Snelgrove</dc:creator>
    <meta:editing-duration>PT01H13M36S</meta:editing-duration>
    <meta:editing-cycles>21</meta:editing-cycles>
    <meta:generator>OpenOffice.org/3.2$Unix OpenOffice.org_project/320m12$Build-9483</meta:generator>
    <meta:document-statistic meta:table-count="2" meta:image-count="0" meta:object-count="0" meta:page-count="2" meta:paragraph-count="56" meta:word-count="630" meta:character-count="3525"/>
  </office:meta>
</office:document-meta>
</file>